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228" officeooo:paragraph-rsid="0004d228"/>
    </style:style>
    <style:style style:name="P2" style:family="paragraph" style:parent-style-name="Standard">
      <style:text-properties fo:font-weight="bold" officeooo:rsid="000551ed" officeooo:paragraph-rsid="000551ed" style:font-weight-asian="bold" style:font-weight-complex="bold"/>
    </style:style>
    <style:style style:name="P3" style:family="paragraph" style:parent-style-name="Standard">
      <style:text-properties fo:font-weight="bold" officeooo:rsid="0006fa84" officeooo:paragraph-rsid="0006fa84" style:font-weight-asian="bold" style:font-weight-complex="bold"/>
    </style:style>
    <style:style style:name="P4" style:family="paragraph" style:parent-style-name="Standard">
      <style:text-properties fo:font-weight="normal" officeooo:rsid="000551ed" officeooo:paragraph-rsid="000551ed" style:font-weight-asian="normal" style:font-weight-complex="normal"/>
    </style:style>
    <style:style style:name="P5" style:family="paragraph" style:parent-style-name="Standard">
      <style:text-properties officeooo:rsid="0006fa84" officeooo:paragraph-rsid="0006fa84"/>
    </style:style>
    <style:style style:name="P6" style:family="paragraph" style:parent-style-name="Standard">
      <style:text-properties fo:color="#2a6099" loext:opacity="100%" style:text-underline-style="solid" style:text-underline-width="auto" style:text-underline-color="font-color" fo:font-weight="bold" officeooo:rsid="0006fa84" officeooo:paragraph-rsid="0006fa84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6fa84" officeooo:paragraph-rsid="0006fa84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4d228" officeooo:paragraph-rsid="0004d228" style:font-weight-asian="bold" style:font-weight-complex="bold"/>
    </style:style>
    <style:style style:name="P9" style:family="paragraph" style:parent-style-name="Standard">
      <style:text-properties fo:font-size="15pt" officeooo:rsid="0004d228" officeooo:paragraph-rsid="0004d228" style:font-size-asian="15pt" style:font-size-complex="15pt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087e61" officeooo:paragraph-rsid="00087e6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0a73e0" officeooo:paragraph-rsid="000a73e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bold" officeooo:rsid="00087e61" officeooo:paragraph-rsid="00087e6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none" fo:font-weight="bold" officeooo:rsid="000a73e0" officeooo:paragraph-rsid="000a73e0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none" fo:font-weight="normal" officeooo:rsid="000a73e0" officeooo:paragraph-rsid="000a73e0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16" style:family="paragraph" style:parent-style-name="Standard">
      <style:text-properties fo:font-size="14pt" style:text-underline-style="none" fo:font-weight="normal" officeooo:rsid="000a73e0" officeooo:paragraph-rsid="000a73e0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1281c6" officeooo:paragraph-rsid="001281c6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13417c" officeooo:paragraph-rsid="0013417c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1533ca" officeooo:paragraph-rsid="001533ca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bold" officeooo:rsid="001281c6" officeooo:paragraph-rsid="001281c6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rsid="0013417c" officeooo:paragraph-rsid="0013417c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solid" style:text-underline-width="auto" style:text-underline-color="font-color" fo:font-weight="bold" officeooo:rsid="001533ca" officeooo:paragraph-rsid="001533ca" style:font-size-asian="14pt" style:font-weight-asian="bold" style:font-size-complex="14pt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551ed" officeooo:paragraph-rsid="000551ed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6fa84" officeooo:paragraph-rsid="0006fa84" style:font-weight-asian="bold" style:font-weight-complex="bold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3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6" style:family="text">
      <style:text-properties fo:color="#a9b7c6" loext:opacity="100%" style:font-name="JetBrains Mono" fo:font-size="10pt" fo:font-style="italic" style:font-size-asian="10pt" style:font-style-asian="italic"/>
    </style:style>
    <style:style style:name="T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ffc66d" loext:opacity="100%" style:font-name="JetBrains Mono" fo:font-size="10pt" fo:font-style="normal" style:font-size-asian="10pt" style:font-style-asian="normal"/>
    </style:style>
    <style:style style:name="T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style:font-size-asian="10pt" style:font-style-asian="normal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style:font-size-asian="10pt" style:font-style-asian="normal"/>
    </style:style>
    <style:style style:name="T13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4" style:family="text">
      <style:text-properties fo:color="#9876aa" loext:opacity="100%" style:font-name="JetBrains Mono" fo:font-size="10pt" fo:font-style="italic" style:font-size-asian="10pt" style:font-style-asian="italic"/>
    </style:style>
    <style:style style:name="T15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876aa" loext:opacity="100%" style:font-name="JetBrains Mono" fo:font-size="10pt" fo:font-style="normal" style:font-size-asian="10pt" style:font-style-asian="normal"/>
    </style:style>
    <style:style style:name="T17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bb529" loext:opacity="100%" style:font-name="JetBrains Mono" fo:font-size="10pt" fo:font-style="normal" style:font-size-asian="10pt" style:font-style-asian="normal"/>
    </style:style>
    <style:style style:name="T1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08080" loext:opacity="100%" style:font-name="JetBrains Mono" fo:font-size="10pt" fo:font-style="normal" style:font-size-asian="10pt" style:font-style-asian="normal"/>
    </style:style>
    <style:style style:name="T2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Constructor programming Examples:</text:p>
      <text:p text:style-name="P6"/>
      <text:p text:style-name="P7">Main.java</text:p>
      <text:p text:style-name="Standard"/>
      <text:p text:style-name="P15"><text:span text:style-name="T1">package </text:span><text:span text:style-name="T4">com.torryharris</text:span><text:span text:style-name="T1">;</text:span><text:line-break/><text:line-break/><text:span text:style-name="T1">public class </text:span><text:span text:style-name="T4">Main {</text:span><text:line-break/><text:line-break/><text:span text:style-name="T4"> <text:s text:c="3"/></text:span><text:span text:style-name="T1">public static void </text:span><text:span text:style-name="T7">main</text:span><text:span text:style-name="T4">(String[] args) {</text:span><text:line-break/><text:span text:style-name="T4"> <text:s text:c="7"/>Address address = </text:span><text:span text:style-name="T1">new </text:span><text:span text:style-name="T4">Address(</text:span><text:span text:style-name="T9">1</text:span><text:span text:style-name="T1">,</text:span><text:span text:style-name="T11">"Gandhi"</text:span><text:span text:style-name="T1">,</text:span><text:span text:style-name="T11">"Chennai"</text:span><text:span text:style-name="T1">,</text:span><text:span text:style-name="T11">"tamilnadu"</text:span><text:span text:style-name="T1">,</text:span><text:span text:style-name="T9">603310</text:span><text:span text:style-name="T4">)</text:span><text:span text:style-name="T1">;</text:span><text:line-break/><text:span text:style-name="T1"> <text:s text:c="7"/></text:span><text:span text:style-name="T4">person person=</text:span><text:span text:style-name="T1">new </text:span><text:span text:style-name="T4">person(</text:span><text:span text:style-name="T9">15</text:span><text:span text:style-name="T1">,</text:span><text:span text:style-name="T11">"Priyadharshini"</text:span><text:span text:style-name="T1">,</text:span><text:span text:style-name="T4">address)</text:span><text:span text:style-name="T1">;</text:span><text:line-break/><text:span text:style-name="T1"> <text:s text:c="7"/></text:span><text:span text:style-name="T4">System.</text:span><text:span text:style-name="T13">out</text:span><text:span text:style-name="T4">.println(person)</text:span><text:span text:style-name="T1">;</text:span><text:line-break/><text:span text:style-name="T1"> <text:s text:c="3"/></text:span><text:span text:style-name="T4">}</text:span><text:line-break/><text:span text:style-name="T4">}</text:span><text:line-break/></text:p>
      <text:p text:style-name="Standard"/>
      <text:p text:style-name="P7">Address.java</text:p>
      <text:p text:style-name="P3"/>
      <text:p text:style-name="P15"><text:span text:style-name="T1">package </text:span><text:span text:style-name="T4">com.torryharris</text:span><text:span text:style-name="T1">;</text:span><text:line-break/><text:line-break/><text:span text:style-name="T1">public class </text:span><text:span text:style-name="T4">Address {</text:span><text:line-break/><text:span text:style-name="T4"> <text:s text:c="3"/></text:span><text:span text:style-name="T1">private int </text:span><text:span text:style-name="T15">doorNo</text:span><text:span text:style-name="T1">;</text:span><text:line-break/><text:span text:style-name="T1"> <text:s text:c="3"/>private </text:span><text:span text:style-name="T4">String </text:span><text:span text:style-name="T15">street</text:span><text:span text:style-name="T1">;</text:span><text:line-break/><text:span text:style-name="T1"> <text:s text:c="3"/>private </text:span><text:span text:style-name="T4">String </text:span><text:span text:style-name="T15">city</text:span><text:span text:style-name="T1">;</text:span><text:line-break/><text:span text:style-name="T1"> <text:s text:c="3"/>private </text:span><text:span text:style-name="T4">String </text:span><text:span text:style-name="T15">state</text:span><text:span text:style-name="T1">;</text:span><text:line-break/><text:span text:style-name="T1"> <text:s text:c="3"/>private int </text:span><text:span text:style-name="T15">pincode</text:span><text:span text:style-name="T1">;</text:span><text:line-break/><text:line-break/><text:span text:style-name="T1"> <text:s text:c="3"/>public </text:span><text:span text:style-name="T7">Address</text:span><text:span text:style-name="T4">(</text:span><text:span text:style-name="T1">int </text:span><text:span text:style-name="T4">doorNo</text:span><text:span text:style-name="T1">, </text:span><text:span text:style-name="T4">String street</text:span><text:span text:style-name="T1">, </text:span><text:span text:style-name="T4">String city</text:span><text:span text:style-name="T1">, </text:span><text:span text:style-name="T4">String state</text:span><text:span text:style-name="T1">, int </text:span><text:span text:style-name="T4">pincode) {</text:span><text:line-break/><text:span text:style-name="T4"> <text:s text:c="7"/></text:span><text:span text:style-name="T1">this</text:span><text:span text:style-name="T4">.</text:span><text:span text:style-name="T15">doorNo </text:span><text:span text:style-name="T4">= doorNo</text:span><text:span text:style-name="T1">;</text:span><text:line-break/><text:span text:style-name="T1"> <text:s text:c="7"/>this</text:span><text:span text:style-name="T4">.</text:span><text:span text:style-name="T15">street </text:span><text:span text:style-name="T4">= street</text:span><text:span text:style-name="T1">;</text:span><text:line-break/><text:span text:style-name="T1"> <text:s text:c="7"/>this</text:span><text:span text:style-name="T4">.</text:span><text:span text:style-name="T15">city </text:span><text:span text:style-name="T4">= city</text:span><text:span text:style-name="T1">;</text:span><text:line-break/><text:span text:style-name="T1"> <text:s text:c="7"/>this</text:span><text:span text:style-name="T4">.</text:span><text:span text:style-name="T15">state </text:span><text:span text:style-name="T4">= state</text:span><text:span text:style-name="T1">;</text:span><text:line-break/><text:span text:style-name="T1"> <text:s text:c="7"/>this</text:span><text:span text:style-name="T4">.</text:span><text:span text:style-name="T15">pincode </text:span><text:span text:style-name="T4">= pincode</text:span><text:span text:style-name="T1">;</text:span><text:line-break/><text:span text:style-name="T1"> <text:s text:c="3"/></text:span><text:span text:style-name="T4">}</text:span><text:line-break/><text:line-break/><text:span text:style-name="T4"> <text:s text:c="3"/></text:span><text:span text:style-name="T17">@Override</text:span><text:line-break/><text:span text:style-name="T17"> <text:s text:c="3"/></text:span><text:span text:style-name="T1">public </text:span><text:span text:style-name="T4">String </text:span><text:span text:style-name="T7">toString</text:span><text:span text:style-name="T4">() {</text:span><text:line-break/><text:span text:style-name="T4"> <text:s text:c="7"/></text:span><text:span text:style-name="T1">return </text:span><text:span text:style-name="T11">"Address{" </text:span><text:span text:style-name="T4">+</text:span><text:line-break/><text:span text:style-name="T4"> <text:s text:c="15"/></text:span><text:span text:style-name="T11">"doorNo=" </text:span><text:span text:style-name="T4">+ </text:span><text:span text:style-name="T15">doorNo </text:span><text:span text:style-name="T4">+</text:span><text:line-break/><text:span text:style-name="T4"> <text:s text:c="15"/></text:span><text:span text:style-name="T11">", street='" </text:span><text:span text:style-name="T4">+ </text:span><text:span text:style-name="T15">street </text:span><text:span text:style-name="T4">+ </text:span><text:span text:style-name="T11">'</text:span><text:span text:style-name="T1">\'</text:span><text:span text:style-name="T11">' </text:span><text:span text:style-name="T4">+</text:span><text:line-break/><text:span text:style-name="T4"> <text:s text:c="15"/></text:span><text:span text:style-name="T11">", city='" </text:span><text:span text:style-name="T4">+ </text:span><text:span text:style-name="T15">city </text:span><text:span text:style-name="T4">+ </text:span><text:span text:style-name="T11">'</text:span><text:span text:style-name="T1">\'</text:span><text:span text:style-name="T11">' </text:span><text:span text:style-name="T4">+</text:span><text:line-break/><text:span text:style-name="T4"> <text:s text:c="15"/></text:span><text:span text:style-name="T11">", state='" </text:span><text:span text:style-name="T4">+ </text:span><text:span text:style-name="T15">state </text:span><text:span text:style-name="T4">+ </text:span><text:span text:style-name="T11">'</text:span><text:span text:style-name="T1">\'</text:span><text:span text:style-name="T11">' </text:span><text:span text:style-name="T4">+</text:span><text:line-break/><text:span text:style-name="T4"> <text:s text:c="15"/></text:span><text:span text:style-name="T11">", pincode=" </text:span><text:span text:style-name="T4">+ </text:span><text:span text:style-name="T15">pincode </text:span><text:span text:style-name="T4">+</text:span><text:line-break/><text:span text:style-name="T4"> <text:s text:c="15"/></text:span><text:span text:style-name="T11">'}'</text:span><text:span text:style-name="T1">;</text:span><text:line-break/><text:span text:style-name="T1"> <text:s text:c="3"/></text:span><text:span text:style-name="T4">}</text:span><text:line-break/><text:span text:style-name="T4">}</text:span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Person.java:</text:p>
      <text:p text:style-name="P5"/>
      <text:p text:style-name="P15"><text:span text:style-name="T1">package </text:span><text:span text:style-name="T4">com.torryharris</text:span><text:span text:style-name="T1">;</text:span><text:line-break/><text:line-break/><text:span text:style-name="T1">public class </text:span><text:span text:style-name="T4">person {</text:span><text:line-break/><text:span text:style-name="T4"> <text:s text:c="3"/></text:span><text:span text:style-name="T1">private int </text:span><text:span text:style-name="T15">personId</text:span><text:span text:style-name="T1">;</text:span><text:line-break/><text:span text:style-name="T1"> <text:s text:c="3"/>private </text:span><text:span text:style-name="T4">String </text:span><text:span text:style-name="T15">personName</text:span><text:span text:style-name="T1">;</text:span><text:line-break/><text:span text:style-name="T1"> <text:s text:c="3"/>private <text:s/></text:span><text:span text:style-name="T4">Address </text:span><text:span text:style-name="T15">Address</text:span><text:span text:style-name="T1">;</text:span><text:line-break/><text:line-break/><text:span text:style-name="T1"> <text:s text:c="3"/>public </text:span><text:span text:style-name="T7">person</text:span><text:span text:style-name="T4">(</text:span><text:span text:style-name="T1">int </text:span><text:span text:style-name="T4">personId</text:span><text:span text:style-name="T1">, </text:span><text:span text:style-name="T4">String personName</text:span><text:span text:style-name="T1">, </text:span><text:span text:style-name="T4">com.torryharris.Address address) {</text:span><text:line-break/><text:span text:style-name="T4"> <text:s text:c="7"/></text:span><text:span text:style-name="T1">this</text:span><text:span text:style-name="T4">.</text:span><text:span text:style-name="T15">personId </text:span><text:span text:style-name="T4">= personId</text:span><text:span text:style-name="T1">;</text:span><text:line-break/><text:span text:style-name="T1"> <text:s text:c="7"/>this</text:span><text:span text:style-name="T4">.</text:span><text:span text:style-name="T15">personName </text:span><text:span text:style-name="T4">= personName</text:span><text:span text:style-name="T1">;</text:span><text:line-break/><text:span text:style-name="T1"> <text:s text:c="7"/></text:span><text:span text:style-name="T15">Address </text:span><text:span text:style-name="T4">= address</text:span><text:span text:style-name="T1">;</text:span><text:line-break/><text:span text:style-name="T1"> <text:s text:c="3"/></text:span><text:span text:style-name="T4">}</text:span><text:line-break/><text:line-break/><text:span text:style-name="T4"> <text:s text:c="3"/></text:span><text:span text:style-name="T17">@Override</text:span><text:line-break/><text:span text:style-name="T17"> <text:s text:c="3"/></text:span><text:span text:style-name="T1">public </text:span><text:span text:style-name="T4">String </text:span><text:span text:style-name="T7">toString</text:span><text:span text:style-name="T4">() {</text:span><text:line-break/><text:span text:style-name="T4"> <text:s text:c="7"/></text:span><text:span text:style-name="T1">return </text:span><text:span text:style-name="T11">"person{" </text:span><text:span text:style-name="T4">+</text:span><text:line-break/><text:span text:style-name="T4"> <text:s text:c="15"/></text:span><text:span text:style-name="T11">"personId=" </text:span><text:span text:style-name="T4">+ </text:span><text:span text:style-name="T15">personId </text:span><text:span text:style-name="T4">+</text:span><text:line-break/><text:span text:style-name="T4"> <text:s text:c="15"/></text:span><text:span text:style-name="T11">", personName='" </text:span><text:span text:style-name="T4">+ </text:span><text:span text:style-name="T15">personName </text:span><text:span text:style-name="T4">+ </text:span><text:span text:style-name="T11">'</text:span><text:span text:style-name="T1">\'</text:span><text:span text:style-name="T11">' </text:span><text:span text:style-name="T4">+</text:span><text:line-break/><text:span text:style-name="T4"> <text:s text:c="15"/></text:span><text:span text:style-name="T11">", Address=" </text:span><text:span text:style-name="T4">+ </text:span><text:span text:style-name="T15">Address </text:span><text:span text:style-name="T4">+</text:span><text:line-break/><text:span text:style-name="T4"> <text:s text:c="15"/></text:span><text:span text:style-name="T11">'}'</text:span><text:span text:style-name="T1">;</text:span><text:line-break/><text:span text:style-name="T1"> <text:s text:c="3"/></text:span><text:span text:style-name="T4">}</text:span><text:line-break/><text:span text:style-name="T4">}</text:span><text:line-break/><text:line-break/></text:p>
      <text:p text:style-name="Standard"/>
      <text:p text:style-name="P8">Output:</text:p>
      <text:p text:style-name="P8"/>
      <text:p text:style-name="P9">person{personId=15, personName='Priyadharshini', Address=Address{doorNo=1, street='vasavi', city='Melmaruvathur', state='tamilnadu', pincode=603319}}</text:p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DICE GAME:</text:p>
      <text:p text:style-name="P2"/>
      <text:p text:style-name="P23">Main.java</text:p>
      <text:p text:style-name="P2"/>
      <text:p text:style-name="P2"><text:span text:style-name="T1">package </text:span><text:span text:style-name="T4">com.torryharris</text:span><text:span text:style-name="T1">;</text:span><text:line-break/><text:span text:style-name="T1">import </text:span><text:span text:style-name="T4">com.torryharris.playerpack.player</text:span><text:span text:style-name="T1">;</text:span><text:line-break/><text:span text:style-name="T1">public class </text:span><text:span text:style-name="T4">Main {</text:span><text:line-break/><text:span text:style-name="T4"> <text:s text:c="3"/></text:span><text:span text:style-name="T1">public static void </text:span><text:span text:style-name="T7">main</text:span><text:span text:style-name="T4">(String[] args) {</text:span><text:line-break/><text:span text:style-name="T4"> <text:s text:c="7"/>player p1 =</text:span><text:span text:style-name="T1">new </text:span><text:span text:style-name="T4">player()</text:span><text:span text:style-name="T1">;</text:span><text:line-break/><text:span text:style-name="T1"> <text:s text:c="7"/>int </text:span><text:span text:style-name="T4">p1Score =p1.play()</text:span><text:span text:style-name="T1">;</text:span><text:line-break/><text:span text:style-name="T1"> <text:s text:c="7"/>int </text:span><text:span text:style-name="T4">p1d1Score=p1.getD1Score()</text:span><text:span text:style-name="T1">;</text:span><text:line-break/><text:span text:style-name="T1"> <text:s text:c="7"/>int </text:span><text:span text:style-name="T4">p1d2Score = p1.getD2Score()</text:span><text:span text:style-name="T1">;</text:span><text:line-break/><text:line-break/><text:span text:style-name="T1"> <text:s text:c="7"/></text:span><text:span text:style-name="T4">System.</text:span><text:span text:style-name="T13">out</text:span><text:span text:style-name="T4">.println(</text:span><text:span text:style-name="T11">"P1 Scored : "</text:span><text:span text:style-name="T4">+p1Score)</text:span><text:span text:style-name="T1">;</text:span><text:line-break/><text:span text:style-name="T1"> <text:s text:c="7"/></text:span><text:span text:style-name="T4">System.</text:span><text:span text:style-name="T13">out</text:span><text:span text:style-name="T4">.println(</text:span><text:span text:style-name="T11">"P1 d1: "</text:span><text:span text:style-name="T4">+p1d1Score+ </text:span><text:span text:style-name="T11">"</text:span><text:span text:style-name="T1">\t</text:span><text:span text:style-name="T11"> p1 d2 : "</text:span><text:span text:style-name="T4">+p1d2Score)</text:span><text:span text:style-name="T1">;</text:span><text:line-break/><text:line-break/><text:span text:style-name="T1"> <text:s text:c="7"/></text:span><text:span text:style-name="T4">player p2 =</text:span><text:span text:style-name="T1">new </text:span><text:span text:style-name="T4">player()</text:span><text:span text:style-name="T1">;</text:span><text:line-break/><text:span text:style-name="T1"> <text:s text:c="7"/>int </text:span><text:span text:style-name="T4">p2Score =p2.play()</text:span><text:span text:style-name="T1">;</text:span><text:line-break/><text:span text:style-name="T1"> <text:s text:c="7"/>int </text:span><text:span text:style-name="T4">p2d1Score=p2.getD1Score()</text:span><text:span text:style-name="T1">;</text:span><text:line-break/><text:span text:style-name="T1"> <text:s text:c="7"/>int </text:span><text:span text:style-name="T4">p2d2Score = p2.getD2Score()</text:span><text:span text:style-name="T1">;</text:span><text:line-break/><text:line-break/><text:span text:style-name="T1"> <text:s text:c="7"/></text:span><text:span text:style-name="T4">System.</text:span><text:span text:style-name="T13">out</text:span><text:span text:style-name="T4">.println(</text:span><text:span text:style-name="T11">"P2 Scored : "</text:span><text:span text:style-name="T4">+p2Score)</text:span><text:span text:style-name="T1">;</text:span><text:line-break/><text:span text:style-name="T1"> <text:s text:c="7"/></text:span><text:span text:style-name="T4">System.</text:span><text:span text:style-name="T13">out</text:span><text:span text:style-name="T4">.println(</text:span><text:span text:style-name="T11">"P2 d1: "</text:span><text:span text:style-name="T4">+p2d1Score+</text:span><text:span text:style-name="T11">"</text:span><text:span text:style-name="T1">\t</text:span><text:span text:style-name="T11"> p2 d2 : "</text:span><text:span text:style-name="T4">+p2d2Score)</text:span><text:span text:style-name="T1">;</text:span><text:line-break/><text:line-break/><text:span text:style-name="T1"> <text:s text:c="7"/>if </text:span><text:span text:style-name="T4">(p1Score&gt;p2Score)</text:span><text:line-break/><text:span text:style-name="T4"> <text:s text:c="7"/>{</text:span><text:line-break/><text:span text:style-name="T4"> <text:s text:c="11"/>System.</text:span><text:span text:style-name="T13">out</text:span><text:span text:style-name="T4">.println(</text:span><text:span text:style-name="T11">"</text:span><text:span text:style-name="T1">\n</text:span><text:span text:style-name="T11"> **p1 won the game** "</text:span><text:span text:style-name="T4">)</text:span><text:span text:style-name="T1">;</text:span><text:line-break/><text:span text:style-name="T1"> <text:s text:c="7"/></text:span><text:span text:style-name="T4">}</text:span><text:line-break/><text:span text:style-name="T4"> <text:s text:c="7"/></text:span><text:span text:style-name="T1">else</text:span><text:line-break/><text:span text:style-name="T1"> <text:s text:c="11"/>if </text:span><text:span text:style-name="T4">(p1Score==p2Score)</text:span><text:line-break/><text:span text:style-name="T4"> <text:s text:c="11"/>{</text:span><text:line-break/><text:span text:style-name="T4"> <text:s text:c="15"/>System.</text:span><text:span text:style-name="T13">out</text:span><text:span text:style-name="T4">.println(</text:span><text:span text:style-name="T11">"</text:span><text:span text:style-name="T1">\n</text:span><text:span text:style-name="T11"> **Game Draw** "</text:span><text:span text:style-name="T4">)</text:span><text:span text:style-name="T1">;</text:span><text:line-break/><text:span text:style-name="T1"> <text:s text:c="11"/></text:span><text:span text:style-name="T4">}</text:span><text:line-break/><text:span text:style-name="T4"> <text:s text:c="11"/></text:span><text:span text:style-name="T1">else</text:span><text:line-break/><text:span text:style-name="T1"> <text:s text:c="11"/></text:span><text:span text:style-name="T4">{</text:span><text:line-break/><text:span text:style-name="T4"> <text:s text:c="15"/>System.</text:span><text:span text:style-name="T13">out</text:span><text:span text:style-name="T4">.println(</text:span><text:span text:style-name="T11">"</text:span><text:span text:style-name="T1">\n</text:span><text:span text:style-name="T11"> **p2 won the game** "</text:span><text:span text:style-name="T4">)</text:span><text:span text:style-name="T1">;</text:span><text:line-break/><text:span text:style-name="T1"> <text:s text:c="11"/></text:span><text:span text:style-name="T4">}</text:span><text:line-break/><text:span text:style-name="T4"> <text:s text:c="3"/>}</text:span><text:line-break/><text:span text:style-name="T4">}</text:span><text:line-break/></text:p>
      <text:p text:style-name="P2"/>
      <text:p text:style-name="P23">DICE.Java</text:p>
      <text:p text:style-name="P2"/>
      <text:p text:style-name="P2"><text:span text:style-name="T1">package </text:span><text:span text:style-name="T4">com.torryharris.playerpack</text:span><text:span text:style-name="T1">;</text:span><text:line-break/><text:line-break/><text:span text:style-name="T1">import </text:span><text:span text:style-name="T4">java.util.Random</text:span><text:span text:style-name="T1">;</text:span><text:line-break/><text:span text:style-name="T1">public class </text:span><text:span text:style-name="T4">dice {</text:span><text:line-break/><text:span text:style-name="T4"> <text:s text:c="3"/></text:span><text:span text:style-name="T1">private int </text:span><text:span text:style-name="T15">fvalue</text:span><text:span text:style-name="T1">;</text:span><text:line-break/><text:span text:style-name="T1"> <text:s text:c="3"/>public int </text:span><text:span text:style-name="T7">roll</text:span><text:span text:style-name="T4">()</text:span><text:line-break/><text:span text:style-name="T4"> <text:s text:c="3"/>{</text:span><text:line-break/><text:span text:style-name="T4"> <text:s text:c="7"/>Random rand = </text:span><text:span text:style-name="T1">new </text:span><text:span text:style-name="T4">Random()</text:span><text:span text:style-name="T1">;</text:span><text:line-break/><text:span text:style-name="T1"> <text:s text:c="7"/></text:span><text:span text:style-name="T15">fvalue</text:span><text:span text:style-name="T4">=((</text:span><text:span text:style-name="T1">int</text:span><text:span text:style-name="T4">)rand.nextInt(</text:span><text:span text:style-name="T9">5</text:span><text:span text:style-name="T4">)+</text:span><text:span text:style-name="T9">1</text:span><text:span text:style-name="T4">)</text:span><text:span text:style-name="T1">;</text:span><text:line-break/><text:span text:style-name="T1"> <text:s text:c="7"/>return </text:span><text:span text:style-name="T15">fvalue</text:span><text:span text:style-name="T1">;</text:span><text:line-break/><text:span text:style-name="T1"> <text:s text:c="3"/></text:span><text:span text:style-name="T4">}</text:span><text:line-break/><text:span text:style-name="T4"> <text:s text:c="3"/></text:span><text:span text:style-name="T1">public int </text:span><text:span text:style-name="T7">getfvalue</text:span><text:span text:style-name="T4">() {</text:span><text:line-break/><text:span text:style-name="T4"> <text:s text:c="7"/></text:span><text:span text:style-name="T1">return </text:span><text:span text:style-name="T15">fvalue</text:span><text:span text:style-name="T1">;</text:span><text:line-break/><text:span text:style-name="T1"> <text:s text:c="3"/></text:span><text:span text:style-name="T4">}</text:span><text:line-break/><text:span text:style-name="T4">}</text:span><text:line-break/></text:p>
      <text:p text:style-name="P23"><text:soft-page-break/>Player.java</text:p>
      <text:p text:style-name="P2"/>
      <text:p text:style-name="P2"><text:span text:style-name="T1">package </text:span><text:span text:style-name="T4">com.torryharris.playerpack</text:span><text:span text:style-name="T1">;</text:span><text:line-break/><text:line-break/><text:span text:style-name="T1">public class </text:span><text:span text:style-name="T4">player {</text:span><text:line-break/><text:span text:style-name="T4"> <text:s text:c="3"/>dice </text:span><text:span text:style-name="T15">d1</text:span><text:span text:style-name="T1">;</text:span><text:line-break/><text:span text:style-name="T1"> <text:s text:c="3"/></text:span><text:span text:style-name="T4">dice </text:span><text:span text:style-name="T15">d2</text:span><text:span text:style-name="T1">;</text:span><text:line-break/><text:line-break/><text:span text:style-name="T1"> <text:s text:c="3"/>public </text:span><text:span text:style-name="T7">player</text:span><text:span text:style-name="T4">() {</text:span><text:line-break/><text:span text:style-name="T4"> <text:s text:c="7"/></text:span><text:span text:style-name="T15">d1</text:span><text:span text:style-name="T4">= </text:span><text:span text:style-name="T1">new </text:span><text:span text:style-name="T4">dice()</text:span><text:span text:style-name="T1">;</text:span><text:line-break/><text:span text:style-name="T1"> <text:s text:c="7"/></text:span><text:span text:style-name="T15">d2</text:span><text:span text:style-name="T4">= </text:span><text:span text:style-name="T1">new </text:span><text:span text:style-name="T4">dice()</text:span><text:span text:style-name="T1">;</text:span><text:line-break/><text:span text:style-name="T1"> <text:s text:c="3"/></text:span><text:span text:style-name="T4">}</text:span><text:line-break/><text:span text:style-name="T4"> <text:s text:c="3"/></text:span><text:span text:style-name="T1">public int </text:span><text:span text:style-name="T7">play</text:span><text:span text:style-name="T4">()</text:span><text:line-break/><text:span text:style-name="T4"> <text:s text:c="3"/>{</text:span><text:line-break/><text:span text:style-name="T4"> <text:s text:c="7"/></text:span><text:span text:style-name="T1">return</text:span><text:span text:style-name="T4">(</text:span><text:span text:style-name="T15">d1</text:span><text:span text:style-name="T4">.roll()+</text:span><text:span text:style-name="T15">d2</text:span><text:span text:style-name="T4">.roll())</text:span><text:span text:style-name="T1">;</text:span><text:line-break/><text:span text:style-name="T1"> <text:s text:c="3"/></text:span><text:span text:style-name="T4">}</text:span><text:line-break/><text:span text:style-name="T4"> <text:s text:c="3"/></text:span><text:span text:style-name="T1">public int </text:span><text:span text:style-name="T7">getD1Score</text:span><text:span text:style-name="T4">()</text:span><text:line-break/><text:span text:style-name="T4"> <text:s text:c="3"/>{</text:span><text:line-break/><text:span text:style-name="T4"> <text:s text:c="7"/></text:span><text:span text:style-name="T1">return </text:span><text:span text:style-name="T4">(</text:span><text:span text:style-name="T15">d1</text:span><text:span text:style-name="T4">.getfvalue())</text:span><text:span text:style-name="T1">;</text:span><text:line-break/><text:span text:style-name="T1"> <text:s text:c="3"/></text:span><text:span text:style-name="T4">}</text:span><text:line-break/><text:span text:style-name="T4"> <text:s text:c="3"/></text:span><text:span text:style-name="T1">public int </text:span><text:span text:style-name="T7">getD2Score</text:span><text:span text:style-name="T4">()</text:span><text:line-break/><text:span text:style-name="T4"> <text:s text:c="3"/>{</text:span><text:line-break/><text:span text:style-name="T4"> <text:s text:c="7"/></text:span><text:span text:style-name="T1">return </text:span><text:span text:style-name="T4">(</text:span><text:span text:style-name="T15">d2</text:span><text:span text:style-name="T4">.getfvalue())</text:span><text:span text:style-name="T1">;</text:span><text:line-break/><text:span text:style-name="T1"> <text:s text:c="3"/></text:span><text:span text:style-name="T4">}</text:span><text:line-break/><text:span text:style-name="T4">}</text:span><text:line-break/></text:p>
      <text:p text:style-name="P2"><text:span text:style-name="T21">Output</text:span>:</text:p>
      <text:p text:style-name="P2"/>
      <text:p text:style-name="P4">P1 Scored : 8</text:p>
      <text:p text:style-name="P4">P1 d1: 4<text:tab/> p1 d2 : 4</text:p>
      <text:p text:style-name="P4">P2 Scored : 7</text:p>
      <text:p text:style-name="P4">P2 d1: 4<text:tab/> p2 d2 : 3</text:p>
      <text:p text:style-name="P4"/>
      <text:p text:style-name="P4"><text:s/>**p1 won the game** </text:p>
      <text:p text:style-name="P4"/>
      <text:p text:style-name="P4"/>
      <text:p text:style-name="P4">P1 Scored : 6</text:p>
      <text:p text:style-name="P4">P1 d1: 2<text:tab/> p1 d2 : 4</text:p>
      <text:p text:style-name="P4">P2 Scored : 7</text:p>
      <text:p text:style-name="P4">P2 d1: 4<text:tab/> p2 d2 : 3</text:p>
      <text:p text:style-name="P4"/>
      <text:p text:style-name="P4"><text:s/>**p2 won the game** </text:p>
      <text:p text:style-name="P4"/>
      <text:p text:style-name="P4"/>
      <text:p text:style-name="P4">P1 Scored : 4</text:p>
      <text:p text:style-name="P4">P1 d1: 3<text:tab/> p1 d2 : 1</text:p>
      <text:p text:style-name="P4">P2 Scored : 5</text:p>
      <text:p text:style-name="P4">P2 d1: 3<text:tab/> p2 d2 : 2</text:p>
      <text:p text:style-name="P4"/>
      <text:p text:style-name="P4"><text:s/>**p2 won the game** 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0">Constructor Overloading:</text:p>
      <text:p text:style-name="P10"/>
      <text:p text:style-name="P10">Main.java</text:p>
      <text:p text:style-name="P12"><text:span text:style-name="T2">package </text:span><text:span text:style-name="T4">com.torryharris.canvas</text:span><text:span text:style-name="T1">;</text:span><text:line-break/><text:span text:style-name="T1">import </text:span><text:span text:style-name="T4">com.torryharris.circlepack.circle</text:span><text:span text:style-name="T1">;</text:span><text:line-break/><text:span text:style-name="T1">public class </text:span><text:span text:style-name="T4">Main {</text:span><text:line-break/><text:span text:style-name="T4"> <text:s text:c="3"/></text:span><text:span text:style-name="T1">public static void </text:span><text:span text:style-name="T7">main</text:span><text:span text:style-name="T4">(String[] args) {</text:span><text:line-break/><text:span text:style-name="T4"> <text:s text:c="7"/>circle c1=</text:span><text:span text:style-name="T1">new </text:span><text:span text:style-name="T4">circle()</text:span><text:span text:style-name="T1">;</text:span><text:line-break/><text:span text:style-name="T1"> <text:s text:c="7"/></text:span><text:span text:style-name="T4">System.</text:span><text:span text:style-name="T13">out</text:span><text:span text:style-name="T4">.println(c1)</text:span><text:span text:style-name="T1">;</text:span><text:line-break/><text:span text:style-name="T1"> <text:s text:c="7"/></text:span><text:span text:style-name="T4">circle c2=</text:span><text:span text:style-name="T1">new </text:span><text:span text:style-name="T4">circle(</text:span><text:span text:style-name="T9">7</text:span><text:span text:style-name="T4">)</text:span><text:span text:style-name="T1">;</text:span><text:line-break/><text:span text:style-name="T1"> <text:s text:c="7"/></text:span><text:span text:style-name="T4">System.</text:span><text:span text:style-name="T13">out</text:span><text:span text:style-name="T4">.println(c2)</text:span><text:span text:style-name="T1">;</text:span><text:line-break/><text:span text:style-name="T1"> <text:s text:c="7"/></text:span><text:span text:style-name="T4">circle c3=</text:span><text:span text:style-name="T1">new </text:span><text:span text:style-name="T4">circle(</text:span><text:span text:style-name="T11">"violet"</text:span><text:span text:style-name="T4">)</text:span><text:span text:style-name="T1">;</text:span><text:line-break/><text:span text:style-name="T1"> <text:s text:c="7"/></text:span><text:span text:style-name="T4">System.</text:span><text:span text:style-name="T13">out</text:span><text:span text:style-name="T4">.println(c3)</text:span><text:span text:style-name="T1">;</text:span><text:line-break/><text:line-break/><text:span text:style-name="T1"> <text:s text:c="7"/></text:span><text:span text:style-name="T4">circle c4=</text:span><text:span text:style-name="T1">new </text:span><text:span text:style-name="T4">circle(</text:span><text:span text:style-name="T9">3</text:span><text:span text:style-name="T1">,</text:span><text:span text:style-name="T11">"Green"</text:span><text:span text:style-name="T4">)</text:span><text:span text:style-name="T1">;</text:span><text:line-break/><text:span text:style-name="T1"> <text:s text:c="7"/></text:span><text:span text:style-name="T4">System.</text:span><text:span text:style-name="T13">out</text:span><text:span text:style-name="T4">.println(c4)</text:span><text:span text:style-name="T1">;</text:span><text:line-break/><text:span text:style-name="T1"> <text:s text:c="3"/></text:span><text:span text:style-name="T4">}</text:span><text:line-break/><text:span text:style-name="T4">}</text:span><text:line-break/></text:p>
      <text:p text:style-name="P11">circle.java:</text:p>
      <text:p text:style-name="P14"/>
      <text:p text:style-name="P13"><text:span text:style-name="T2">package </text:span><text:span text:style-name="T4">com.torryharris.circlepack</text:span><text:span text:style-name="T1">;</text:span><text:line-break/><text:span text:style-name="T1">public class </text:span><text:span text:style-name="T4">circle {</text:span><text:line-break/><text:span text:style-name="T4"> <text:s text:c="3"/></text:span><text:span text:style-name="T1">private double </text:span><text:span text:style-name="T15">radius</text:span><text:span text:style-name="T1">;</text:span><text:line-break/><text:span text:style-name="T1"> <text:s text:c="3"/>private </text:span><text:span text:style-name="T4">String </text:span><text:span text:style-name="T15">colour</text:span><text:span text:style-name="T1">;</text:span><text:line-break/><text:span text:style-name="T1"> <text:s text:c="3"/></text:span><text:span text:style-name="T19">//constructor (static polymmorphism)</text:span><text:line-break/><text:span text:style-name="T19"> <text:s text:c="3"/>//Non parameterised constructor(constructor overloading)</text:span><text:line-break/><text:span text:style-name="T19"> <text:s text:c="3"/></text:span><text:span text:style-name="T1">public </text:span><text:span text:style-name="T7">circle</text:span><text:span text:style-name="T4">() {</text:span><text:line-break/><text:span text:style-name="T4"> <text:s text:c="6"/></text:span><text:span text:style-name="T19">/* this.radius = 3.5;</text:span><text:line-break/><text:span text:style-name="T19"> <text:s text:c="7"/>this.colour = "Blue";*/</text:span><text:line-break/><text:span text:style-name="T19"> <text:s text:c="7"/></text:span><text:span text:style-name="T1">this</text:span><text:span text:style-name="T4">(</text:span><text:span text:style-name="T9">3.5</text:span><text:span text:style-name="T1">,</text:span><text:span text:style-name="T11">"blue"</text:span><text:span text:style-name="T4">)</text:span><text:span text:style-name="T1">;</text:span><text:span text:style-name="T19">//invoking one constructor into another constructor</text:span><text:line-break/><text:span text:style-name="T19"> <text:s text:c="3"/></text:span><text:span text:style-name="T4">}</text:span><text:line-break/><text:span text:style-name="T4"> <text:s text:c="3"/></text:span><text:span text:style-name="T1">public </text:span><text:span text:style-name="T7">circle</text:span><text:span text:style-name="T4">(</text:span><text:span text:style-name="T1">double </text:span><text:span text:style-name="T4">radius){</text:span><text:line-break/><text:span text:style-name="T4"> <text:s text:c="7"/></text:span><text:span text:style-name="T1">this</text:span><text:span text:style-name="T4">(radius</text:span><text:span text:style-name="T1">,</text:span><text:span text:style-name="T11">"pink"</text:span><text:span text:style-name="T4">)</text:span><text:span text:style-name="T1">;</text:span><text:line-break/><text:span text:style-name="T1"> <text:s text:c="3"/></text:span><text:span text:style-name="T4">}</text:span><text:line-break/><text:span text:style-name="T4"> <text:s text:c="3"/></text:span><text:span text:style-name="T19">//complete parameterised constructor</text:span><text:line-break/><text:span text:style-name="T19"> <text:s text:c="3"/></text:span><text:span text:style-name="T1">public </text:span><text:span text:style-name="T7">circle</text:span><text:span text:style-name="T4">(String colour){</text:span><text:line-break/><text:span text:style-name="T4"> <text:s text:c="7"/></text:span><text:span text:style-name="T1">this</text:span><text:span text:style-name="T4">( </text:span><text:span text:style-name="T9">6.5</text:span><text:span text:style-name="T1">,</text:span><text:span text:style-name="T4">colour)</text:span><text:span text:style-name="T1">;</text:span><text:line-break/><text:span text:style-name="T1"> <text:s text:c="3"/></text:span><text:span text:style-name="T4">}</text:span><text:line-break/><text:span text:style-name="T19">// complete parameterised constructor</text:span><text:line-break/><text:span text:style-name="T19"> <text:s text:c="3"/></text:span><text:span text:style-name="T1">public </text:span><text:span text:style-name="T7">circle</text:span><text:span text:style-name="T4">(</text:span><text:span text:style-name="T1">double </text:span><text:span text:style-name="T4">radius</text:span><text:span text:style-name="T1">, </text:span><text:span text:style-name="T4">String colour) {</text:span><text:line-break/><text:span text:style-name="T4"> <text:s text:c="7"/></text:span><text:span text:style-name="T1">this</text:span><text:span text:style-name="T4">.</text:span><text:span text:style-name="T15">radius </text:span><text:span text:style-name="T4">= radius</text:span><text:span text:style-name="T1">;</text:span><text:line-break/><text:span text:style-name="T1"> <text:s text:c="7"/>this</text:span><text:span text:style-name="T4">.</text:span><text:span text:style-name="T15">colour </text:span><text:span text:style-name="T4">= colour</text:span><text:span text:style-name="T1">;</text:span><text:line-break/><text:span text:style-name="T1"> <text:s text:c="3"/></text:span><text:span text:style-name="T4">}</text:span><text:line-break/><text:span text:style-name="T4"> <text:s text:c="3"/></text:span><text:span text:style-name="T17">@Override</text:span><text:line-break/><text:span text:style-name="T17"> <text:s text:c="3"/></text:span><text:span text:style-name="T1">public </text:span><text:span text:style-name="T4">String </text:span><text:span text:style-name="T7">toString</text:span><text:span text:style-name="T4">() {</text:span><text:line-break/><text:span text:style-name="T4"> <text:s text:c="7"/></text:span><text:span text:style-name="T1">return </text:span><text:span text:style-name="T11">"circle{" </text:span><text:span text:style-name="T4">+</text:span><text:line-break/><text:span text:style-name="T4"> <text:s text:c="15"/></text:span><text:span text:style-name="T11">"radius=" </text:span><text:span text:style-name="T4">+ </text:span><text:span text:style-name="T15">radius </text:span><text:span text:style-name="T4">+</text:span><text:line-break/><text:span text:style-name="T4"> <text:s text:c="15"/></text:span><text:span text:style-name="T11">", colour='" </text:span><text:span text:style-name="T4">+ </text:span><text:span text:style-name="T15">colour </text:span><text:span text:style-name="T4">+ </text:span><text:span text:style-name="T11">'</text:span><text:span text:style-name="T1">\'</text:span><text:span text:style-name="T11">' </text:span><text:span text:style-name="T4">+</text:span><text:line-break/><text:span text:style-name="T4"> <text:s text:c="15"/></text:span><text:span text:style-name="T11">'}'</text:span><text:span text:style-name="T1">;</text:span><text:line-break/><text:span text:style-name="T1"> <text:s text:c="3"/></text:span><text:span text:style-name="T4">}</text:span><text:line-break/><text:span text:style-name="T4">}</text:span></text:p>
      <text:p text:style-name="P11">Output:</text:p>
      <text:p text:style-name="P14">circle{radius=3.5, colour='blue'}</text:p>
      <text:p text:style-name="P14">circle{radius=7.0, colour='pink'}</text:p>
      <text:p text:style-name="P14">circle{radius=6.5, colour='violet'}</text:p>
      <text:p text:style-name="P14">circle{radius=3.0, colour='Green'}</text:p>
      <text:p text:style-name="P20"><text:soft-page-break/>Function overloading</text:p>
      <text:p text:style-name="P20"/>
      <text:p text:style-name="P20">Main.java</text:p>
      <text:p text:style-name="P20"/>
      <text:p text:style-name="P17"><text:span text:style-name="T3">package </text:span><text:span text:style-name="T5">com.torryharris.mainpack</text:span><text:span text:style-name="T3">;</text:span><text:line-break/><text:span text:style-name="T3">import </text:span><text:span text:style-name="T5">com.torryharris.utility.average</text:span><text:span text:style-name="T3">;</text:span><text:line-break/><text:span text:style-name="T3">import </text:span><text:span text:style-name="T5">com.torryharris.utility.summation</text:span><text:span text:style-name="T3">;</text:span><text:line-break/><text:span text:style-name="T3">import </text:span><text:span text:style-name="T5">com.torryharris.utility.tax</text:span><text:span text:style-name="T3">;</text:span><text:line-break/><text:line-break/><text:span text:style-name="T3">import </text:span><text:span text:style-name="T5">java.util.Scanner</text:span><text:span text:style-name="T3">;</text:span><text:line-break/><text:line-break/><text:span text:style-name="T3">public class </text:span><text:span text:style-name="T5">Main {</text:span><text:line-break/><text:line-break/><text:span text:style-name="T5"> <text:s text:c="3"/></text:span><text:span text:style-name="T3">public static void </text:span><text:span text:style-name="T8">main</text:span><text:span text:style-name="T5">(String[] args) {</text:span><text:line-break/><text:line-break/><text:span text:style-name="T5"> <text:s text:c="7"/>summation sum=</text:span><text:span text:style-name="T3">new </text:span><text:span text:style-name="T5">summation()</text:span><text:span text:style-name="T3">;</text:span><text:line-break/><text:span text:style-name="T3"> <text:s text:c="7"/></text:span><text:span text:style-name="T5">System.</text:span><text:span text:style-name="T14">out</text:span><text:span text:style-name="T5">.println(sum.add(</text:span><text:span text:style-name="T10">10</text:span><text:span text:style-name="T3">,</text:span><text:span text:style-name="T10">10</text:span><text:span text:style-name="T5">))</text:span><text:span text:style-name="T3">;</text:span><text:line-break/><text:span text:style-name="T3"> <text:s text:c="7"/></text:span><text:span text:style-name="T5">System.</text:span><text:span text:style-name="T14">out</text:span><text:span text:style-name="T5">.println(sum.add(</text:span><text:span text:style-name="T10">10</text:span><text:span text:style-name="T3">,</text:span><text:span text:style-name="T10">9.5f</text:span><text:span text:style-name="T3">,</text:span><text:span text:style-name="T10">15.5</text:span><text:span text:style-name="T5">))</text:span><text:span text:style-name="T3">;</text:span><text:line-break/><text:span text:style-name="T3"> <text:s text:c="7"/></text:span><text:span text:style-name="T5">System.</text:span><text:span text:style-name="T14">out</text:span><text:span text:style-name="T5">.println(sum.add(</text:span><text:span text:style-name="T12">"Happy"</text:span><text:span text:style-name="T3">,</text:span><text:span text:style-name="T12">"Morning"</text:span><text:span text:style-name="T5">))</text:span><text:span text:style-name="T3">;</text:span><text:line-break/><text:line-break/><text:span text:style-name="T3"> <text:s text:c="7"/></text:span><text:span text:style-name="T5">tax tob=</text:span><text:span text:style-name="T3">new </text:span><text:span text:style-name="T5">tax()</text:span><text:span text:style-name="T3">;</text:span><text:line-break/><text:span text:style-name="T3"> <text:s text:c="7"/></text:span><text:span text:style-name="T5">System.</text:span><text:span text:style-name="T14">out</text:span><text:span text:style-name="T5">.println(</text:span><text:span text:style-name="T12">"</text:span><text:span text:style-name="T3">\n</text:span><text:span text:style-name="T12">Tax calculated for consultant: "</text:span><text:span text:style-name="T5">+tob.calc_tax(</text:span><text:span text:style-name="T10">20000</text:span><text:span text:style-name="T3">,</text:span><text:span text:style-name="T12">'c'</text:span><text:span text:style-name="T5">))</text:span><text:span text:style-name="T3">;</text:span><text:line-break/><text:span text:style-name="T3"> <text:s text:c="7"/></text:span><text:span text:style-name="T5">System.</text:span><text:span text:style-name="T14">out</text:span><text:span text:style-name="T5">.println(</text:span><text:span text:style-name="T12">"Tax calculated for employee: "</text:span><text:span text:style-name="T5">+tob.calc_tax(</text:span><text:span text:style-name="T10">20000</text:span><text:span text:style-name="T5">))</text:span><text:span text:style-name="T3">;</text:span><text:line-break/><text:line-break/><text:line-break/><text:span text:style-name="T3"> <text:s text:c="7"/></text:span><text:span text:style-name="T5">average aob= </text:span><text:span text:style-name="T3">new </text:span><text:span text:style-name="T5">average()</text:span><text:span text:style-name="T3">;</text:span><text:line-break/><text:span text:style-name="T3"> <text:s text:c="7"/></text:span><text:span text:style-name="T5">System.</text:span><text:span text:style-name="T14">out</text:span><text:span text:style-name="T5">.println(</text:span><text:span text:style-name="T12">"</text:span><text:span text:style-name="T3">\n</text:span><text:span text:style-name="T12">Average of three numbers: "</text:span><text:span text:style-name="T5">+aob.calc_avg(</text:span><text:span text:style-name="T10">10</text:span><text:span text:style-name="T3">,</text:span><text:span text:style-name="T10">10</text:span><text:span text:style-name="T3">,</text:span><text:span text:style-name="T10">50</text:span><text:span text:style-name="T5">))</text:span><text:span text:style-name="T3">;</text:span><text:line-break/><text:span text:style-name="T3"> <text:s text:c="7"/></text:span><text:span text:style-name="T5">System.</text:span><text:span text:style-name="T14">out</text:span><text:span text:style-name="T5">.println(</text:span><text:span text:style-name="T12">"Average of two numbers: "</text:span><text:span text:style-name="T5">+aob.calc_avg(</text:span><text:span text:style-name="T10">10</text:span><text:span text:style-name="T3">,</text:span><text:span text:style-name="T10">10</text:span><text:span text:style-name="T5">))</text:span><text:span text:style-name="T3">;</text:span><text:line-break/><text:span text:style-name="T3"> <text:s text:c="7"/></text:span><text:span text:style-name="T5">System.</text:span><text:span text:style-name="T14">out</text:span><text:span text:style-name="T5">.println(aob.calc_avg(</text:span><text:span text:style-name="T10">10.0</text:span><text:span text:style-name="T3">,</text:span><text:span text:style-name="T10">10</text:span><text:span text:style-name="T3">,</text:span><text:span text:style-name="T10">98</text:span><text:span text:style-name="T3">,</text:span><text:span text:style-name="T10">99</text:span><text:span text:style-name="T5">))</text:span><text:span text:style-name="T3">;</text:span><text:line-break/><text:span text:style-name="T3"> <text:s text:c="7"/></text:span><text:span text:style-name="T5">System.</text:span><text:span text:style-name="T14">out</text:span><text:span text:style-name="T5">.println(aob.calc_avg(</text:span><text:span text:style-name="T10">10</text:span><text:span text:style-name="T3">,</text:span><text:span text:style-name="T10">51552l</text:span><text:span text:style-name="T3">,</text:span><text:span text:style-name="T10">15.5</text:span><text:span text:style-name="T3">,</text:span><text:span text:style-name="T10">65.5</text:span><text:span text:style-name="T3">,</text:span><text:span text:style-name="T10">99.9</text:span><text:span text:style-name="T5">))</text:span><text:span text:style-name="T3">;</text:span><text:line-break/><text:span text:style-name="T3"> <text:s text:c="3"/></text:span><text:span text:style-name="T5">}</text:span><text:line-break/><text:span text:style-name="T5">}</text:span><text:line-break/></text:p>
      <text:p text:style-name="P20">Average.java</text:p>
      <text:p text:style-name="P17"/>
      <text:p text:style-name="P17"><text:span text:style-name="T3">package </text:span><text:span text:style-name="T5">com.torryharris.utility</text:span><text:span text:style-name="T3">;</text:span><text:line-break/><text:span text:style-name="T3">public class </text:span><text:span text:style-name="T5">average {</text:span><text:line-break/><text:span text:style-name="T5"> <text:s text:c="3"/></text:span><text:span text:style-name="T20">// ... (generic) operator in java</text:span><text:line-break/><text:span text:style-name="T20"> <text:s text:c="3"/></text:span><text:span text:style-name="T3">public double </text:span><text:span text:style-name="T8">calc_avg</text:span><text:span text:style-name="T5">(</text:span><text:span text:style-name="T3">int </text:span><text:span text:style-name="T5">...numbers)</text:span><text:line-break/><text:span text:style-name="T5"> <text:s text:c="3"/>{</text:span><text:line-break/><text:span text:style-name="T5"> <text:s text:c="7"/></text:span><text:span text:style-name="T3">int </text:span><text:span text:style-name="T5">sum=</text:span><text:span text:style-name="T10">0</text:span><text:span text:style-name="T3">;</text:span><text:line-break/><text:span text:style-name="T3"> <text:s text:c="7"/>for </text:span><text:span text:style-name="T5">(</text:span><text:span text:style-name="T3">int </text:span><text:span text:style-name="T5">n:numbers)</text:span><text:line-break/><text:span text:style-name="T5"> <text:s text:c="7"/>{</text:span><text:line-break/><text:span text:style-name="T5"> <text:s text:c="11"/>sum+=n</text:span><text:span text:style-name="T3">;</text:span><text:line-break/><text:span text:style-name="T3"> <text:s text:c="7"/></text:span><text:span text:style-name="T5">}</text:span><text:line-break/><text:span text:style-name="T5"> <text:s text:c="7"/></text:span><text:span text:style-name="T3">return</text:span><text:span text:style-name="T5">(sum/numbers.</text:span><text:span text:style-name="T16">length</text:span><text:span text:style-name="T5">)</text:span><text:span text:style-name="T3">;</text:span><text:line-break/><text:span text:style-name="T3"> <text:s text:c="3"/></text:span><text:span text:style-name="T5">}</text:span><text:line-break/><text:span text:style-name="T5"> <text:s text:c="3"/></text:span><text:span text:style-name="T3">public double </text:span><text:span text:style-name="T8">calc_avg</text:span><text:span text:style-name="T5">(</text:span><text:span text:style-name="T3">double </text:span><text:span text:style-name="T5">d</text:span><text:span text:style-name="T3">, int </text:span><text:span text:style-name="T5">...numbers)</text:span><text:line-break/><text:span text:style-name="T5"> <text:s text:c="3"/>{</text:span><text:line-break/><text:span text:style-name="T5"> <text:s text:c="7"/></text:span><text:span text:style-name="T3">double </text:span><text:span text:style-name="T5">sum=d</text:span><text:span text:style-name="T3">;</text:span><text:line-break/><text:span text:style-name="T3"> <text:s text:c="7"/>for </text:span><text:span text:style-name="T5">(</text:span><text:span text:style-name="T3">int </text:span><text:span text:style-name="T5">n:numbers)</text:span><text:line-break/><text:span text:style-name="T5"> <text:s text:c="7"/>{</text:span><text:line-break/><text:span text:style-name="T5"> <text:s text:c="11"/>sum+=n</text:span><text:span text:style-name="T3">;</text:span><text:line-break/><text:span text:style-name="T3"> <text:s text:c="7"/></text:span><text:span text:style-name="T5">}</text:span><text:line-break/><text:span text:style-name="T5"> <text:s text:c="7"/></text:span><text:span text:style-name="T3">return</text:span><text:span text:style-name="T5">(sum/(numbers.</text:span><text:span text:style-name="T16">length</text:span><text:span text:style-name="T5">+</text:span><text:span text:style-name="T10">1</text:span><text:span text:style-name="T5">))</text:span><text:span text:style-name="T3">;</text:span><text:line-break/><text:span text:style-name="T3"> <text:s text:c="3"/></text:span><text:span text:style-name="T5">}</text:span><text:line-break/><text:span text:style-name="T5"> <text:s text:c="3"/></text:span><text:span text:style-name="T3">public double </text:span><text:span text:style-name="T8">calc_avg</text:span><text:span text:style-name="T5">(</text:span><text:span text:style-name="T3">int </text:span><text:span text:style-name="T5">d</text:span><text:span text:style-name="T3">,long </text:span><text:span text:style-name="T5">l</text:span><text:span text:style-name="T3">,double </text:span><text:span text:style-name="T5">...numbers)</text:span><text:line-break/><text:soft-page-break/><text:span text:style-name="T5"> <text:s text:c="3"/>{</text:span><text:line-break/><text:span text:style-name="T5"> <text:s text:c="7"/></text:span><text:span text:style-name="T3">double </text:span><text:span text:style-name="T5">sum=d+</text:span><text:span text:style-name="T10">1</text:span><text:span text:style-name="T3">;</text:span><text:line-break/><text:span text:style-name="T3"> <text:s text:c="7"/>for </text:span><text:span text:style-name="T5">(</text:span><text:span text:style-name="T3">double </text:span><text:span text:style-name="T5">x:numbers)</text:span><text:line-break/><text:span text:style-name="T5"> <text:s text:c="7"/>{</text:span><text:line-break/><text:span text:style-name="T5"> <text:s text:c="11"/>sum+=x</text:span><text:span text:style-name="T3">;</text:span><text:line-break/><text:span text:style-name="T3"> <text:s text:c="7"/></text:span><text:span text:style-name="T5">}</text:span><text:line-break/><text:span text:style-name="T5"> <text:s text:c="7"/></text:span><text:span text:style-name="T3">return</text:span><text:span text:style-name="T5">(sum/(numbers.</text:span><text:span text:style-name="T16">length</text:span><text:span text:style-name="T5">+</text:span><text:span text:style-name="T10">2</text:span><text:span text:style-name="T5">))</text:span><text:span text:style-name="T3">;</text:span><text:line-break/><text:span text:style-name="T3"> <text:s text:c="3"/></text:span><text:span text:style-name="T5">}</text:span><text:line-break/><text:span text:style-name="T5">}</text:span><text:line-break/></text:p>
      <text:p text:style-name="P20">tax.java</text:p>
      <text:p text:style-name="P17"/>
      <text:p text:style-name="P17"><text:span text:style-name="T3">package </text:span><text:span text:style-name="T5">com.torryharris.utility</text:span><text:span text:style-name="T3">;</text:span><text:line-break/><text:span text:style-name="T3">public class </text:span><text:span text:style-name="T5">tax {</text:span><text:line-break/><text:span text:style-name="T5"> <text:s text:c="3"/></text:span><text:span text:style-name="T3">public double </text:span><text:span text:style-name="T8">calc_tax</text:span><text:span text:style-name="T5">(</text:span><text:span text:style-name="T3">long </text:span><text:span text:style-name="T5">amt</text:span><text:span text:style-name="T3">,char </text:span><text:span text:style-name="T5">status)</text:span><text:line-break/><text:span text:style-name="T5"> <text:s text:c="3"/>{</text:span><text:line-break/><text:span text:style-name="T5"> <text:s text:c="7"/></text:span><text:span text:style-name="T3">return </text:span><text:span text:style-name="T5">(amt*</text:span><text:span text:style-name="T10">0.1</text:span><text:span text:style-name="T5">)</text:span><text:span text:style-name="T3">;</text:span><text:line-break/><text:span text:style-name="T3"> <text:s text:c="3"/></text:span><text:span text:style-name="T5">}</text:span><text:line-break/><text:span text:style-name="T5"> <text:s text:c="3"/></text:span><text:span text:style-name="T3">public double </text:span><text:span text:style-name="T8">calc_tax</text:span><text:span text:style-name="T5">(</text:span><text:span text:style-name="T3">long </text:span><text:span text:style-name="T5">amt)</text:span><text:line-break/><text:span text:style-name="T5"> <text:s text:c="3"/>{</text:span><text:line-break/><text:span text:style-name="T5"> <text:s text:c="7"/></text:span><text:span text:style-name="T3">return </text:span><text:span text:style-name="T5">((</text:span><text:span text:style-name="T3">int</text:span><text:span text:style-name="T5">)(amt*</text:span><text:span text:style-name="T10">0.25</text:span><text:span text:style-name="T5">))</text:span><text:span text:style-name="T3">;</text:span><text:line-break/><text:span text:style-name="T3"> <text:s text:c="3"/></text:span><text:span text:style-name="T5">}</text:span><text:line-break/><text:line-break/><text:span text:style-name="T5">}</text:span><text:line-break/></text:p>
      <text:p text:style-name="P20">Summation.java</text:p>
      <text:p text:style-name="P17"/>
      <text:p text:style-name="P17"><text:span text:style-name="T3">package </text:span><text:span text:style-name="T5">com.torryharris.utility</text:span><text:span text:style-name="T3">;</text:span><text:line-break/><text:span text:style-name="T3">public class </text:span><text:span text:style-name="T5">summation {</text:span><text:line-break/><text:span text:style-name="T5"> <text:s text:c="3"/></text:span><text:span text:style-name="T3">public int </text:span><text:span text:style-name="T8">add</text:span><text:span text:style-name="T5">(</text:span><text:span text:style-name="T3">int </text:span><text:span text:style-name="T5">x</text:span><text:span text:style-name="T3">,int </text:span><text:span text:style-name="T5">y)</text:span><text:line-break/><text:span text:style-name="T5"> <text:s text:c="3"/>{</text:span><text:line-break/><text:span text:style-name="T5"> <text:s text:c="7"/></text:span><text:span text:style-name="T3">return</text:span><text:span text:style-name="T5">(x+y)</text:span><text:span text:style-name="T3">;</text:span><text:line-break/><text:span text:style-name="T3"> <text:s text:c="3"/></text:span><text:span text:style-name="T5">}</text:span><text:line-break/><text:span text:style-name="T5"> <text:s text:c="3"/></text:span><text:span text:style-name="T3">public double </text:span><text:span text:style-name="T8">add</text:span><text:span text:style-name="T5">(</text:span><text:span text:style-name="T3">int </text:span><text:span text:style-name="T5">x</text:span><text:span text:style-name="T3">,float </text:span><text:span text:style-name="T5">y</text:span><text:span text:style-name="T3">,double </text:span><text:span text:style-name="T5">z)</text:span><text:line-break/><text:span text:style-name="T5"> <text:s text:c="3"/>{</text:span><text:line-break/><text:span text:style-name="T5"> <text:s text:c="7"/></text:span><text:span text:style-name="T3">return</text:span><text:span text:style-name="T5">(x+y+z)</text:span><text:span text:style-name="T3">;</text:span><text:line-break/><text:span text:style-name="T3"> <text:s text:c="3"/></text:span><text:span text:style-name="T5">}</text:span><text:line-break/><text:span text:style-name="T5"> <text:s text:c="3"/></text:span><text:span text:style-name="T3">public </text:span><text:span text:style-name="T5">String </text:span><text:span text:style-name="T8">add</text:span><text:span text:style-name="T5">(String str1</text:span><text:span text:style-name="T3">,</text:span><text:span text:style-name="T5">String str2)</text:span><text:line-break/><text:span text:style-name="T5"> <text:s text:c="3"/>{</text:span><text:line-break/><text:span text:style-name="T5"> <text:s text:c="7"/></text:span><text:span text:style-name="T3">return</text:span><text:span text:style-name="T5">(str1+</text:span><text:span text:style-name="T12">" "</text:span><text:span text:style-name="T5">+str2)</text:span><text:span text:style-name="T3">;</text:span><text:line-break/><text:span text:style-name="T3"> <text:s text:c="3"/></text:span><text:span text:style-name="T5">}</text:span><text:line-break/><text:span text:style-name="T5">}</text:span><text:line-break/></text:p>
      <text:p text:style-name="P20">Output:</text:p>
      <text:p text:style-name="P17">20</text:p>
      <text:p text:style-name="P17">35.0</text:p>
      <text:p text:style-name="P17">Happy Morning</text:p>
      <text:p text:style-name="P17"/>
      <text:p text:style-name="P17">Tax calculated for consultant: 2000.0</text:p>
      <text:p text:style-name="P17">Tax calculated for employee: 5000.0</text:p>
      <text:p text:style-name="P17"/>
      <text:p text:style-name="P17">Average of three numbers: 23.0</text:p>
      <text:p text:style-name="P17">Average of two numbers: 10.0</text:p>
      <text:p text:style-name="P17">54.25</text:p>
      <text:p text:style-name="P17">38.38</text:p>
      <text:p text:style-name="P21"><text:soft-page-break/>Static variable:</text:p>
      <text:p text:style-name="P18"/>
      <text:p text:style-name="P19">Main.java</text:p>
      <text:p text:style-name="P19"/>
      <text:p text:style-name="P19"><text:span text:style-name="T3">package </text:span><text:span text:style-name="T5">com.torryharris.mainpack</text:span><text:span text:style-name="T3">;</text:span><text:line-break/><text:span text:style-name="T3">import </text:span><text:span text:style-name="T5">com.torryharris.spack.person</text:span><text:span text:style-name="T3">;</text:span><text:line-break/><text:span text:style-name="T3">public class </text:span><text:span text:style-name="T5">Main {</text:span><text:line-break/><text:span text:style-name="T5"> <text:s text:c="3"/></text:span><text:span text:style-name="T3">public static void </text:span><text:span text:style-name="T8">main</text:span><text:span text:style-name="T5">(String[] args) {</text:span><text:line-break/><text:span text:style-name="T5"><text:tab/></text:span><text:span text:style-name="T20">// write your code here</text:span><text:line-break/><text:span text:style-name="T20"> <text:s text:c="7"/></text:span><text:span text:style-name="T5">person person1 = </text:span><text:span text:style-name="T3">new </text:span><text:span text:style-name="T5">person(</text:span><text:span text:style-name="T10">15</text:span><text:span text:style-name="T3">,</text:span><text:span text:style-name="T12">"priya"</text:span><text:span text:style-name="T5">)</text:span><text:span text:style-name="T3">;</text:span><text:line-break/><text:span text:style-name="T3"> <text:s text:c="7"/></text:span><text:span text:style-name="T5">person person2 = </text:span><text:span text:style-name="T3">new </text:span><text:span text:style-name="T5">person(</text:span><text:span text:style-name="T10">1</text:span><text:span text:style-name="T3">,</text:span><text:span text:style-name="T12">"saipriya"</text:span><text:span text:style-name="T5">)</text:span><text:span text:style-name="T3">;</text:span><text:line-break/><text:span text:style-name="T3"> <text:s text:c="7"/></text:span><text:span text:style-name="T5">System.</text:span><text:span text:style-name="T14">out</text:span><text:span text:style-name="T5">.println(person1)</text:span><text:span text:style-name="T3">;</text:span><text:line-break/><text:span text:style-name="T3"> <text:s text:c="7"/></text:span><text:span text:style-name="T5">System.</text:span><text:span text:style-name="T14">out</text:span><text:span text:style-name="T5">.println(person2)</text:span><text:span text:style-name="T3">;</text:span><text:line-break/><text:span text:style-name="T3"> <text:s text:c="7"/></text:span><text:span text:style-name="T20">//System.out.println("No of objects: " +person.count);(It works if it declared public variable)</text:span><text:line-break/><text:span text:style-name="T20"> <text:s text:c="7"/></text:span><text:span text:style-name="T5">System.</text:span><text:span text:style-name="T14">out</text:span><text:span text:style-name="T5">.println(</text:span><text:span text:style-name="T12">"No. of objects: " </text:span><text:span text:style-name="T5">+ person.</text:span><text:span text:style-name="T6">getCount</text:span><text:span text:style-name="T5">())</text:span><text:span text:style-name="T3">;</text:span><text:line-break/><text:span text:style-name="T3"> <text:s text:c="3"/></text:span><text:span text:style-name="T5">}</text:span><text:line-break/><text:span text:style-name="T5">}</text:span><text:line-break/></text:p>
      <text:p text:style-name="P19">person.java</text:p>
      <text:p text:style-name="P19"/>
      <text:p text:style-name="P19"><text:span text:style-name="T3">package </text:span><text:span text:style-name="T5">com.torryharris.spack</text:span><text:span text:style-name="T3">;</text:span><text:line-break/><text:span text:style-name="T3">public class </text:span><text:span text:style-name="T5">person {</text:span><text:line-break/><text:span text:style-name="T5"> <text:s text:c="3"/></text:span><text:span text:style-name="T3">private static int </text:span><text:span text:style-name="T14">count</text:span><text:span text:style-name="T3">;</text:span><text:line-break/><text:span text:style-name="T3"> <text:s text:c="3"/>private int </text:span><text:span text:style-name="T16">pid</text:span><text:span text:style-name="T3">;</text:span><text:line-break/><text:span text:style-name="T3"> <text:s text:c="3"/>private </text:span><text:span text:style-name="T5">String </text:span><text:span text:style-name="T16">pname</text:span><text:span text:style-name="T3">;</text:span><text:line-break/><text:line-break/><text:span text:style-name="T3"> <text:s text:c="3"/>static </text:span><text:span text:style-name="T5">{</text:span><text:span text:style-name="T20">// block to intialise static variables</text:span><text:line-break/><text:span text:style-name="T20"> <text:s text:c="7"/></text:span><text:span text:style-name="T14">count</text:span><text:span text:style-name="T5">=</text:span><text:span text:style-name="T10">0</text:span><text:span text:style-name="T3">;</text:span><text:line-break/><text:span text:style-name="T3"> <text:s text:c="3"/></text:span><text:span text:style-name="T5">}</text:span><text:line-break/><text:line-break/><text:span text:style-name="T5"> <text:s text:c="3"/></text:span><text:span text:style-name="T3">public </text:span><text:span text:style-name="T8">person</text:span><text:span text:style-name="T5">(</text:span><text:span text:style-name="T3">int </text:span><text:span text:style-name="T5">pid</text:span><text:span text:style-name="T3">, </text:span><text:span text:style-name="T5">String pname) {</text:span><text:line-break/><text:span text:style-name="T5"> <text:s text:c="7"/></text:span><text:span text:style-name="T3">this</text:span><text:span text:style-name="T5">.</text:span><text:span text:style-name="T16">pid </text:span><text:span text:style-name="T5">= pid</text:span><text:span text:style-name="T3">;</text:span><text:line-break/><text:span text:style-name="T3"> <text:s text:c="7"/>this</text:span><text:span text:style-name="T5">.</text:span><text:span text:style-name="T16">pname </text:span><text:span text:style-name="T5">= pname</text:span><text:span text:style-name="T3">;</text:span><text:line-break/><text:span text:style-name="T3"> <text:s text:c="7"/></text:span><text:span text:style-name="T5">++</text:span><text:span text:style-name="T14">count</text:span><text:span text:style-name="T3">;</text:span><text:line-break/><text:span text:style-name="T3"> <text:s text:c="3"/></text:span><text:span text:style-name="T5">}</text:span><text:line-break/><text:line-break/><text:span text:style-name="T5"> <text:s text:c="3"/></text:span><text:span text:style-name="T18">@Override</text:span><text:line-break/><text:span text:style-name="T18"> <text:s text:c="3"/></text:span><text:span text:style-name="T3">public </text:span><text:span text:style-name="T5">String </text:span><text:span text:style-name="T8">toString</text:span><text:span text:style-name="T5">() {</text:span><text:line-break/><text:span text:style-name="T5"> <text:s text:c="7"/></text:span><text:span text:style-name="T3">return </text:span><text:span text:style-name="T12">"person{" </text:span><text:span text:style-name="T5">+</text:span><text:line-break/><text:span text:style-name="T5"> <text:s text:c="15"/></text:span><text:span text:style-name="T12">"pid=" </text:span><text:span text:style-name="T5">+ </text:span><text:span text:style-name="T16">pid </text:span><text:span text:style-name="T5">+</text:span><text:line-break/><text:span text:style-name="T5"> <text:s text:c="15"/></text:span><text:span text:style-name="T12">", pname=" </text:span><text:span text:style-name="T5">+ </text:span><text:span text:style-name="T16">pname </text:span><text:span text:style-name="T5">+</text:span><text:line-break/><text:span text:style-name="T5"> <text:s text:c="15"/></text:span><text:span text:style-name="T12">'}'</text:span><text:span text:style-name="T3">;</text:span><text:line-break/><text:span text:style-name="T3"> <text:s text:c="3"/></text:span><text:span text:style-name="T5">}</text:span><text:line-break/><text:line-break/><text:span text:style-name="T5"> <text:s text:c="3"/></text:span><text:span text:style-name="T3">public static int </text:span><text:span text:style-name="T8">getCount</text:span><text:span text:style-name="T5">() {</text:span><text:line-break/><text:span text:style-name="T5"> <text:s text:c="7"/></text:span><text:span text:style-name="T3">return </text:span><text:span text:style-name="T14">count</text:span><text:span text:style-name="T3">;</text:span><text:line-break/><text:span text:style-name="T3"> <text:s text:c="3"/></text:span><text:span text:style-name="T5">}</text:span><text:line-break/><text:line-break/><text:span text:style-name="T5"> <text:s text:c="3"/></text:span><text:span text:style-name="T3">public static void </text:span><text:span text:style-name="T8">setCount</text:span><text:span text:style-name="T5">(</text:span><text:span text:style-name="T3">int </text:span><text:span text:style-name="T5">count) {</text:span><text:line-break/><text:span text:style-name="T5"> <text:s text:c="7"/>person.</text:span><text:span text:style-name="T14">count </text:span><text:span text:style-name="T5">= count</text:span><text:span text:style-name="T3">;</text:span><text:line-break/><text:span text:style-name="T3"> <text:s text:c="3"/></text:span><text:span text:style-name="T5">}</text:span><text:line-break/><text:span text:style-name="T5">}</text:span><text:line-break/></text:p>
      <text:p text:style-name="P22">output:</text:p>
      <text:p text:style-name="P19">person{pid=15, pname=priya}</text:p>
      <text:p text:style-name="P19">person{pid=1, pname=saipriya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2T16:10:59.436000000</dc:date>
    <meta:editing-duration>PT40M53S</meta:editing-duration>
    <meta:editing-cycles>9</meta:editing-cycles>
    <meta:document-statistic meta:table-count="0" meta:image-count="0" meta:object-count="0" meta:page-count="8" meta:paragraph-count="69" meta:word-count="916" meta:character-count="8965" meta:non-whitespace-character-count="6453"/>
  </office:meta>
</office:document-meta>
</file>